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ohit Devanagari1" svg:font-family="'Lohit Devanagari'"/>
    <style:font-face style:name="Roboto" svg:font-family="Roboto"/>
    <style:font-face style:name="sans-serif" svg:font-family="sans-serif"/>
    <style:font-face style:name="Sans-seriff" svg:font-family="Sans-seriff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889cm"/>
    </style:style>
    <style:style style:name="Tableau1.B" style:family="table-column">
      <style:table-column-properties style:column-width="4.313cm"/>
    </style:style>
    <style:style style:name="Tableau1.C" style:family="table-column">
      <style:table-column-properties style:column-width="8.811cm"/>
    </style:style>
    <style:style style:name="Tableau1.A1" style:family="table-cell">
      <style:table-cell-properties style:vertical-align="middle" fo:padding="0.176cm" fo:border="1pt solid #000000"/>
    </style:style>
    <style:style style:name="Tableau1.A5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88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8.811cm"/>
    </style:style>
    <style:style style:name="Tableau2.A1" style:family="table-cell">
      <style:table-cell-properties style:vertical-align="middle" fo:padding="0.176cm" fo:border="1pt solid #000000"/>
    </style:style>
    <style:style style:name="Tableau2.A5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889cm"/>
    </style:style>
    <style:style style:name="Tableau3.B" style:family="table-column">
      <style:table-column-properties style:column-width="4.313cm"/>
    </style:style>
    <style:style style:name="Tableau3.C" style:family="table-column">
      <style:table-column-properties style:column-width="8.811cm"/>
    </style:style>
    <style:style style:name="Tableau3.A1" style:family="table-cell">
      <style:table-cell-properties style:vertical-align="middle" fo:padding="0.176cm" fo:border="1pt solid #000000"/>
    </style:style>
    <style:style style:name="Tableau3.A5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889cm"/>
    </style:style>
    <style:style style:name="Tableau4.B" style:family="table-column">
      <style:table-column-properties style:column-width="4.313cm"/>
    </style:style>
    <style:style style:name="Tableau4.C" style:family="table-column">
      <style:table-column-properties style:column-width="8.811cm"/>
    </style:style>
    <style:style style:name="Tableau4.A1" style:family="table-cell">
      <style:table-cell-properties style:vertical-align="middle" fo:padding="0.176cm" fo:border="1pt solid #000000"/>
    </style:style>
    <style:style style:name="Tableau4.A5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text-properties style:font-name="Sans-seriff" fo:font-size="11.25pt"/>
    </style:style>
    <style:style style:name="P2" style:family="paragraph" style:parent-style-name="Standard">
      <style:text-properties style:font-name="Sans-seriff" fo:font-size="11.25pt" officeooo:paragraph-rsid="0010e3f7"/>
    </style:style>
    <style:style style:name="P3" style:family="paragraph" style:parent-style-name="Standard">
      <style:text-properties style:font-name="Sans-seriff" fo:font-size="11.25pt" officeooo:rsid="0010e3f7" officeooo:paragraph-rsid="0010e3f7"/>
    </style:style>
    <style:style style:name="P4" style:family="paragraph" style:parent-style-name="Standard">
      <style:text-properties style:font-name="Sans-seriff" fo:font-size="11.25pt" officeooo:rsid="0010e3f7" officeooo:paragraph-rsid="0010eeaf"/>
    </style:style>
    <style:style style:name="P5" style:family="paragraph" style:parent-style-name="Standard">
      <style:text-properties style:font-name="Sans-seriff" fo:font-size="11.25pt" fo:font-weight="bold" officeooo:rsid="00149be0" officeooo:paragraph-rsid="00149be0" style:font-weight-asian="bold" style:font-weight-complex="bold"/>
    </style:style>
    <style:style style:name="P6" style:family="paragraph" style:parent-style-name="Standard">
      <style:text-properties style:font-name="Sans-seriff" fo:font-size="11.25pt" fo:font-weight="bold" officeooo:rsid="0010e3f7" officeooo:paragraph-rsid="0010eeaf" style:font-weight-asian="bold" style:font-weight-complex="bold"/>
    </style:style>
    <style:style style:name="P7" style:family="paragraph" style:parent-style-name="Standard">
      <style:text-properties style:font-name="Sans-seriff" officeooo:paragraph-rsid="00149be0"/>
    </style:style>
    <style:style style:name="P8" style:family="paragraph" style:parent-style-name="Standard">
      <style:paragraph-properties fo:margin-top="0cm" fo:margin-bottom="0cm" loext:contextual-spacing="false" fo:line-height="120%" style:writing-mode="lr-tb"/>
      <style:text-properties style:font-name="Sans-seriff" fo:font-size="10pt" officeooo:paragraph-rsid="0012af46" style:font-size-asian="10pt" style:font-size-complex="10pt"/>
    </style:style>
    <style:style style:name="P9" style:family="paragraph" style:parent-style-name="Standard">
      <style:paragraph-properties fo:margin-top="0cm" fo:margin-bottom="0cm" loext:contextual-spacing="false" fo:line-height="120%" style:writing-mode="lr-tb"/>
      <style:text-properties style:font-name="Sans-seriff" fo:font-size="10pt" officeooo:paragraph-rsid="00149be0" style:font-size-asian="10pt" style:font-size-complex="10pt"/>
    </style:style>
    <style:style style:name="P10" style:family="paragraph" style:parent-style-name="Standard">
      <style:paragraph-properties fo:margin-top="0cm" fo:margin-bottom="0cm" loext:contextual-spacing="false" fo:line-height="120%" style:writing-mode="lr-tb"/>
      <style:text-properties style:font-name="Sans-seriff" fo:font-size="10pt" officeooo:paragraph-rsid="0016b123" style:font-size-asian="10pt" style:font-size-complex="10pt"/>
    </style:style>
    <style:style style:name="P11" style:family="paragraph" style:parent-style-name="Text_20_body">
      <style:text-properties style:font-name="Sans-seriff"/>
    </style:style>
    <style:style style:name="P12" style:family="paragraph" style:parent-style-name="Text_20_body">
      <style:text-properties style:font-name="Sans-seriff" officeooo:rsid="00195b72" officeooo:paragraph-rsid="00195b72"/>
    </style:style>
    <style:style style:name="P13" style:family="paragraph" style:parent-style-name="Text_20_body">
      <style:text-properties style:font-name="Sans-seriff" officeooo:rsid="00195b72" officeooo:paragraph-rsid="001b2a5e"/>
    </style:style>
    <style:style style:name="P14" style:family="paragraph" style:parent-style-name="Text_20_body">
      <style:text-properties style:font-name="Sans-seriff" officeooo:paragraph-rsid="001b2a5e"/>
    </style:style>
    <style:style style:name="P15" style:family="paragraph" style:parent-style-name="Table_20_Contents">
      <style:text-properties style:font-name="Sans-seriff" fo:font-size="10pt" style:font-size-asian="10pt" style:font-size-complex="10pt"/>
    </style:style>
    <style:style style:name="P16" style:family="paragraph" style:parent-style-name="Table_20_Contents">
      <style:text-properties style:font-name="Sans-seriff" fo:font-size="10pt" officeooo:paragraph-rsid="0012af46" style:font-size-asian="10pt" style:font-size-complex="10pt"/>
    </style:style>
    <style:style style:name="P17" style:family="paragraph" style:parent-style-name="Table_20_Contents">
      <style:text-properties style:font-name="Sans-seriff" fo:font-size="10pt" officeooo:rsid="0010eeaf" officeooo:paragraph-rsid="0010eeaf" style:font-size-asian="10pt" style:font-size-complex="10pt"/>
    </style:style>
    <style:style style:name="P18" style:family="paragraph" style:parent-style-name="Table_20_Contents">
      <style:text-properties style:font-name="Sans-seriff" fo:font-size="10pt" officeooo:rsid="0010eeaf" officeooo:paragraph-rsid="0012af46" style:font-size-asian="10pt" style:font-size-complex="10pt"/>
    </style:style>
    <style:style style:name="P19" style:family="paragraph" style:parent-style-name="Table_20_Contents">
      <style:text-properties style:font-name="Sans-seriff" fo:font-size="10pt" officeooo:rsid="0010eeaf" officeooo:paragraph-rsid="00149be0" style:font-size-asian="10pt" style:font-size-complex="10pt"/>
    </style:style>
    <style:style style:name="P20" style:family="paragraph" style:parent-style-name="Table_20_Contents">
      <style:text-properties style:font-name="Sans-seriff" fo:font-size="10pt" officeooo:rsid="0010eeaf" officeooo:paragraph-rsid="0016b123" style:font-size-asian="10pt" style:font-size-complex="10pt"/>
    </style:style>
    <style:style style:name="P21" style:family="paragraph" style:parent-style-name="Table_20_Contents">
      <style:text-properties style:font-name="Sans-seriff" fo:font-size="10pt" officeooo:rsid="0014ee91" officeooo:paragraph-rsid="0014ee91" style:font-size-asian="10pt" style:font-size-complex="10pt"/>
    </style:style>
    <style:style style:name="P22" style:family="paragraph" style:parent-style-name="Table_20_Contents">
      <style:text-properties style:font-name="Sans-seriff" fo:font-size="10pt" officeooo:rsid="0016b123" officeooo:paragraph-rsid="0016b123" style:font-size-asian="10pt" style:font-size-complex="10pt"/>
    </style:style>
    <style:style style:name="P23" style:family="paragraph" style:parent-style-name="Table_20_Contents">
      <style:text-properties style:font-name="Sans-seriff" fo:font-size="10pt" officeooo:paragraph-rsid="00149be0" style:font-size-asian="10pt" style:font-size-complex="10pt"/>
    </style:style>
    <style:style style:name="P24" style:family="paragraph" style:parent-style-name="Table_20_Contents">
      <style:text-properties style:font-name="Sans-seriff" fo:font-size="10pt" officeooo:paragraph-rsid="0016b123" style:font-size-asian="10pt" style:font-size-complex="10pt"/>
    </style:style>
    <style:style style:name="P25" style:family="paragraph" style:parent-style-name="Table_20_Contents">
      <style:text-properties style:font-name="Sans-seriff" fo:font-size="10pt" fo:font-weight="normal" officeooo:rsid="0016b123" officeooo:paragraph-rsid="0016b123" style:font-size-asian="10pt" style:font-weight-asian="normal" style:font-size-complex="10pt" style:font-weight-complex="normal"/>
    </style:style>
    <style:style style:name="P26" style:family="paragraph" style:parent-style-name="Table_20_Contents">
      <style:text-properties style:font-name="Sans-seriff" fo:font-size="10pt" fo:font-weight="normal" officeooo:rsid="0016b123" officeooo:paragraph-rsid="001b2a5e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Sans-seriff" fo:font-size="12pt" fo:font-style="normal" style:text-underline-style="none" fo:font-weight="bold" style:text-blinking="false" fo:background-color="transparent"/>
    </style:style>
    <style:style style:name="P2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Sans-seriff" fo:font-size="12pt" fo:font-style="normal" style:text-underline-style="none" fo:font-weight="bold" officeooo:paragraph-rsid="0012af46" style:text-blinking="false" fo:background-color="transparent"/>
    </style:style>
    <style:style style:name="P2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Sans-seriff" fo:font-size="12pt" fo:font-style="normal" style:text-underline-style="none" fo:font-weight="bold" officeooo:paragraph-rsid="00149be0" style:text-blinking="false" fo:background-color="transparent"/>
    </style:style>
    <style:style style:name="P3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Sans-seriff" fo:font-size="12pt" fo:font-style="normal" style:text-underline-style="none" fo:font-weight="bold" officeooo:paragraph-rsid="0016b123" style:text-blinking="false" fo:background-color="transparent"/>
    </style:style>
    <style:style style:name="P3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Sans-seriff" fo:font-size="10pt" fo:font-style="normal" style:text-underline-style="none" fo:font-weight="normal" style:text-blinking="false" fo:background-color="transparent" style:font-size-asian="10pt" style:font-size-complex="10pt"/>
    </style:style>
    <style:style style:name="P3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Sans-seriff" fo:font-size="10pt" fo:font-style="normal" style:text-underline-style="none" fo:font-weight="normal" officeooo:paragraph-rsid="0012af46" style:text-blinking="false" fo:background-color="transparent" style:font-size-asian="10pt" style:font-size-complex="10pt"/>
    </style:style>
    <style:style style:name="P3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Sans-seriff" fo:font-size="10pt" fo:font-style="normal" style:text-underline-style="none" fo:font-weight="normal" officeooo:paragraph-rsid="0010eeaf" style:text-blinking="false" fo:background-color="transparent" style:font-size-asian="10pt" style:font-size-complex="10pt"/>
    </style:style>
    <style:style style:name="P3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Sans-seriff" fo:font-size="10pt" fo:font-style="normal" style:text-underline-style="none" fo:font-weight="normal" officeooo:paragraph-rsid="00149be0" style:text-blinking="false" fo:background-color="transparent" style:font-size-asian="10pt" style:font-size-complex="10pt"/>
    </style:style>
    <style:style style:name="P3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Sans-seriff" fo:font-size="10pt" fo:font-style="normal" style:text-underline-style="none" fo:font-weight="normal" officeooo:paragraph-rsid="0016b123" style:text-blinking="false" fo:background-color="transparent" style:font-size-asian="10pt" style:font-size-complex="10pt"/>
    </style:style>
    <style:style style:name="P3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Sans-seriff" fo:font-size="10pt" style:text-underline-style="none" officeooo:paragraph-rsid="0012af46" style:text-blinking="false" fo:background-color="transparent" style:font-size-asian="10pt" style:font-size-complex="10pt"/>
    </style:style>
    <style:style style:name="P37" style:family="paragraph" style:parent-style-name="Table_20_Contents">
      <style:paragraph-properties fo:margin-top="0cm" fo:margin-bottom="0cm" loext:contextual-spacing="false" fo:line-height="120%" style:writing-mode="lr-tb"/>
      <style:text-properties style:font-name="Sans-seriff"/>
    </style:style>
    <style:style style:name="P38" style:family="paragraph" style:parent-style-name="Table_20_Contents">
      <style:paragraph-properties fo:margin-top="0cm" fo:margin-bottom="0cm" loext:contextual-spacing="false" fo:line-height="120%" style:writing-mode="lr-tb"/>
      <style:text-properties style:font-name="Sans-seriff" officeooo:paragraph-rsid="0012af46"/>
    </style:style>
    <style:style style:name="P39" style:family="paragraph" style:parent-style-name="Table_20_Contents">
      <style:paragraph-properties fo:margin-top="0cm" fo:margin-bottom="0cm" loext:contextual-spacing="false" fo:line-height="120%" style:writing-mode="lr-tb"/>
      <style:text-properties style:font-name="Sans-seriff" officeooo:paragraph-rsid="00149be0"/>
    </style:style>
    <style:style style:name="P40" style:family="paragraph" style:parent-style-name="Table_20_Contents">
      <style:paragraph-properties fo:margin-top="0cm" fo:margin-bottom="0cm" loext:contextual-spacing="false" fo:line-height="120%" style:writing-mode="lr-tb"/>
      <style:text-properties style:font-name="Sans-seriff" officeooo:paragraph-rsid="0016b123"/>
    </style:style>
    <style:style style:name="P41" style:family="paragraph" style:parent-style-name="Table_20_Contents">
      <style:paragraph-properties fo:margin-top="0cm" fo:margin-bottom="0cm" loext:contextual-spacing="false" fo:line-height="120%" style:writing-mode="lr-tb"/>
      <style:text-properties style:font-name="Sans-seriff" fo:font-size="10pt" officeooo:rsid="0016b123" officeooo:paragraph-rsid="0016b123" style:font-size-asian="10pt" style:font-size-complex="10pt"/>
    </style:style>
    <style:style style:name="P42" style:family="paragraph" style:parent-style-name="Table_20_Contents">
      <style:paragraph-properties fo:margin-top="0cm" fo:margin-bottom="0cm" loext:contextual-spacing="false" fo:line-height="120%" style:writing-mode="lr-tb"/>
      <style:text-properties style:font-name="Sans-seriff" fo:font-size="10pt" style:font-size-asian="10pt" style:font-size-complex="10pt"/>
    </style:style>
    <style:style style:name="P43" style:family="paragraph" style:parent-style-name="Table_20_Contents">
      <style:paragraph-properties fo:margin-top="0cm" fo:margin-bottom="0cm" loext:contextual-spacing="false" fo:line-height="120%" style:writing-mode="lr-tb"/>
      <style:text-properties style:font-name="Sans-seriff" fo:font-size="10pt" officeooo:paragraph-rsid="0012af46" style:font-size-asian="10pt" style:font-size-complex="10pt"/>
    </style:style>
    <style:style style:name="P44" style:family="paragraph" style:parent-style-name="Table_20_Contents">
      <style:paragraph-properties fo:margin-top="0cm" fo:margin-bottom="0cm" loext:contextual-spacing="false" fo:line-height="120%" style:writing-mode="lr-tb"/>
      <style:text-properties style:font-name="Sans-seriff" fo:font-size="10pt" officeooo:paragraph-rsid="0010eeaf" style:font-size-asian="10pt" style:font-size-complex="10pt"/>
    </style:style>
    <style:style style:name="P45" style:family="paragraph" style:parent-style-name="Table_20_Contents">
      <style:paragraph-properties fo:margin-top="0cm" fo:margin-bottom="0cm" loext:contextual-spacing="false" fo:line-height="120%" style:writing-mode="lr-tb"/>
      <style:text-properties style:font-name="Sans-seriff" fo:font-size="10pt" officeooo:paragraph-rsid="00149be0" style:font-size-asian="10pt" style:font-size-complex="10pt"/>
    </style:style>
    <style:style style:name="P46" style:family="paragraph" style:parent-style-name="Table_20_Contents">
      <style:paragraph-properties fo:margin-top="0cm" fo:margin-bottom="0cm" loext:contextual-spacing="false" fo:line-height="120%" style:writing-mode="lr-tb"/>
      <style:text-properties style:font-name="Sans-seriff" fo:font-size="10pt" officeooo:paragraph-rsid="0016b123" style:font-size-asian="10pt" style:font-size-complex="10pt"/>
    </style:style>
    <style:style style:name="T1" style:family="text">
      <style:text-properties officeooo:rsid="0010e3f7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0eeaf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49be0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6b123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7646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49be0" style:text-blinking="false" fo:background-color="transparent" loext:char-shading-value="0" style:font-style-asian="normal" style:font-style-complex="normal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2af46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0eeaf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b123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0eeaf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2af46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149be0" style:text-blinking="false" fo:background-color="transparent" loext:char-shading-value="0" style:font-style-asian="italic" style:font-style-complex="italic"/>
    </style:style>
    <style:style style:name="T18" style:family="text">
      <style:text-properties fo:font-style="normal" fo:font-weight="normal"/>
    </style:style>
    <style:style style:name="T19" style:family="text">
      <style:text-properties fo:font-style="normal" fo:font-weight="normal" officeooo:rsid="0010e3f7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2af46" style:font-weight-asian="bold" style:font-weight-complex="bold"/>
    </style:style>
    <style:style style:name="T22" style:family="text">
      <style:text-properties fo:font-weight="bold" officeooo:rsid="0010eeaf" style:font-weight-asian="bold" style:font-weight-complex="bold"/>
    </style:style>
    <style:style style:name="T23" style:family="text">
      <style:text-properties fo:font-weight="bold" officeooo:rsid="00149be0" style:font-weight-asian="bold" style:font-weight-complex="bold"/>
    </style:style>
    <style:style style:name="T24" style:family="text">
      <style:text-properties fo:font-weight="bold" officeooo:rsid="0016b123" style:font-weight-asian="bold" style:font-weight-complex="bold"/>
    </style:style>
    <style:style style:name="T25" style:family="text">
      <style:text-properties fo:font-weight="bold" officeooo:rsid="0017646e" style:font-weight-asian="bold" style:font-weight-complex="bold"/>
    </style:style>
    <style:style style:name="T26" style:family="text">
      <style:text-properties fo:font-weight="normal" officeooo:rsid="0012af46" style:font-weight-asian="normal" style:font-weight-complex="normal"/>
    </style:style>
    <style:style style:name="T27" style:family="text">
      <style:text-properties fo:font-weight="normal" officeooo:rsid="00149be0" style:font-weight-asian="normal" style:font-weight-complex="normal"/>
    </style:style>
    <style:style style:name="T28" style:family="text">
      <style:text-properties fo:font-weight="normal" officeooo:rsid="0010e3f7" style:font-weight-asian="normal" style:font-weight-complex="normal"/>
    </style:style>
    <style:style style:name="T29" style:family="text">
      <style:text-properties fo:font-weight="normal" officeooo:rsid="001b2a5e" style:font-weight-asian="normal" style:font-weight-complex="normal"/>
    </style:style>
    <style:style style:name="T30" style:family="text">
      <style:text-properties officeooo:rsid="0010eeaf"/>
    </style:style>
    <style:style style:name="T31" style:family="text">
      <style:text-properties officeooo:rsid="0012af46"/>
    </style:style>
    <style:style style:name="T32" style:family="text">
      <style:text-properties officeooo:rsid="00149be0"/>
    </style:style>
    <style:style style:name="T33" style:family="text">
      <style:text-properties officeooo:rsid="0014ee91"/>
    </style:style>
    <style:style style:name="T34" style:family="text">
      <style:text-properties officeooo:rsid="0017646e"/>
    </style:style>
    <style:style style:name="T35" style:family="text">
      <style:text-properties officeooo:rsid="00195b72"/>
    </style:style>
    <style:style style:name="T36" style:family="text">
      <style:text-properties officeooo:rsid="001b2a5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as d’utilisation : Entrer dans le chat.</text:span></text:p>
      <text:p text:style-name="P1">R<text:span text:style-name="T32">é</text:span>sum<text:span text:style-name="T32">é</text:span> : Un utilisateur entre dans le chat en lan<text:span text:style-name="T32">ç</text:span>ant le logiciel client du chat.</text:p>
      <text:p text:style-name="P1">Acteur principal : Utilisateur.</text:p>
      <text:p text:style-name="P1">Acteurs secondaires : Les autres utilisateurs du chat.</text:p>
      <text:p text:style-name="P1">Pr<text:span text:style-name="T32">é</text:span>-conditions : Un logiciel serveur (Camix) est lanc<text:span text:style-name="T32">é</text:span> et accessible par le r<text:span text:style-name="T32">é</text:span>seau TCP/IP.</text:p>
      <text:p text:style-name="P3"/>
      <text:p text:style-name="P5"><text:tab/>Scénario nominal</text:p>
      <text:p text:style-name="P2"/>
      <text:p text:style-name="P2"><text:tab/>1. L’utilisateur lance l’ex<text:span text:style-name="T1">é</text:span>cution du composant Felix.</text:p>
      <text:p text:style-name="P1"/>
      <text:p text:style-name="P3"><text:tab/>2. Une fenêtre de connexion s’affiche, avec l’IP spécifié dans le fichier de <text:tab/>configuration déjà inscrit dans le champ IP et le port spécifié dans le fichier de <text:tab/>configuration déjà inscrit dans le champ port</text:p>
      <text:p text:style-name="P3"/>
      <text:p text:style-name="P3"><text:tab/>3. L’utilisateur <text:span text:style-name="T30">ne modifie pas</text:span> les champs ID et Port</text:p>
      <text:p text:style-name="P3"/>
      <text:p text:style-name="P3"><text:tab/>4. L’utilisateur clique sur connexion</text:p>
      <text:p text:style-name="P3"/>
      <text:p text:style-name="P3"><text:tab/>5. Felix affiche le message "Connexion au chat @ADRESSE:PORT"</text:p>
      <text:p text:style-name="P1"><text:tab/></text:p>
      <text:p text:style-name="P1"><text:span text:style-name="T1"><text:tab/>6</text:span>. Felix initie la connexion <text:span text:style-name="T1">à</text:span> Camix.</text:p>
      <text:p text:style-name="P1"/>
      <text:p text:style-name="P3"><text:tab/>7. La fenêtre de connexion se ferme, <text:span text:style-name="T33">la fenêtre de chat s’ouvre</text:span></text:p>
      <text:p text:style-name="P1"/>
      <text:p text:style-name="P1"><text:span text:style-name="T1"><text:tab/>8</text:span>. Camix inscrit l’utilisateur dans le canal par d<text:span text:style-name="T1">é</text:span>faut (place publique).</text:p>
      <text:p text:style-name="P1"/>
      <text:p text:style-name="P1"><text:span text:style-name="T1"><text:tab/>9</text:span>. Camix informe les composants Felix des autres utilisateurs inscrits dans le <text:tab/>canal par d<text:span text:style-name="T1">é</text:span>faut que l’utilisateur arrive dans le chat.</text:p>
      <text:p text:style-name="P1"/>
      <text:p text:style-name="P1"><text:span text:style-name="T1"><text:tab/>10</text:span>. Chaque composant Felix concern<text:span text:style-name="T1">é</text:span> affiche un message d’arriv<text:span text:style-name="T1">é</text:span>e de <text:tab/>l’utilisateur dans le chat.</text:p>
      <text:p text:style-name="P1"/>
      <text:p text:style-name="P1"><text:span text:style-name="T1"><text:tab/>11</text:span>. Camix transmet au composant Felix de l’utilisateur un message d’accueil <text:tab/>dans le <text:span text:style-name="T1">c</text:span>hat.</text:p>
      <text:p text:style-name="P1"/>
      <text:p text:style-name="P1"><text:span text:style-name="T1"><text:tab/>12</text:span>. Felix affiche un message d’accueil dans le chat.</text:p>
      <text:p text:style-name="P1"/>
      <text:p text:style-name="P1"/>
      <text:p text:style-name="P6"><text:span text:style-name="T30"><text:tab/>Variante : l’utilisateur entre des informations de connexion valide</text:span></text:p>
      <text:p text:style-name="P4"/>
      <text:p text:style-name="P4"/>
      <text:p text:style-name="P4"><text:tab/>3a. L’utilisateur entre des informations de connexion <text:span text:style-name="T30">valides</text:span></text:p>
      <text:p text:style-name="P4"/>
      <text:p text:style-name="P3"/>
      <text:p text:style-name="P3"><text:span text:style-name="T20"><text:tab/></text:span><text:span text:style-name="T24">Variante</text:span><text:span text:style-name="T20">: connexion non établie</text:span></text:p>
      <text:p text:style-name="P3"/>
      <text:p text:style-name="P3"/>
      <text:p text:style-name="P3"><text:tab/>3a. L’utilisateur entre des informations de connexion erronées</text:p>
      <text:p text:style-name="P3"/>
      <text:p text:style-name="P3"><text:tab/>4. L’utilisateur clique sur connexion</text:p>
      <text:p text:style-name="P3"/>
      <text:p text:style-name="P3"><text:tab/>5. Felix affiche le message "Connexion au chat @ADRESSE:PORT"</text:p>
      <text:p text:style-name="P3"/>
      <text:p text:style-name="P3"><text:tab/>6a. Felix affiche le message "Connexion au chat @ADRESSE:PORT impossible."<text:bookmark text:name="docs-internal-guid-3f5a7d55-7fff-0596-ae7d-1e5a3c0f56c4"/></text:p>
      <table:table table:name="Tableau1" table:style-name="Tableau1">
        <table:table-column table:style-name="Tableau1.A"/>
        <table:table-column table:style-name="Tableau1.B"/>
        <table:table-column table:style-name="Tableau1.C"/>
        <text:soft-page-break/>
        <table:table-row>
          <table:table-cell table:style-name="Tableau1.A1" table:number-columns-spanned="3" office:value-type="string">
            <text:p text:style-name="P37"><text:span text:style-name="T3">Scénario : </text:span><text:span text:style-name="T5">Entrer dans le chat</text:span><text:span text:style-name="T4"> (Nominal)</text:span></text:p>
          </table:table-cell>
          <table:covered-table-cell/>
          <table:covered-table-cell/>
        </table:table-row>
        <table:table-row>
          <table:table-cell table:style-name="Tableau1.A1" table:number-columns-spanned="3" office:value-type="string">
            <text:p text:style-name="P37"><text:span text:style-name="T3">Précondition : </text:span><text:span text:style-name="T4">Félix est lancé et connecté par TCP/IP à Camix</text:span>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27">Actions</text:p>
          </table:table-cell>
          <table:table-cell table:style-name="Tableau1.A1" office:value-type="string">
            <text:p text:style-name="P27">Résultats internes</text:p>
          </table:table-cell>
          <table:table-cell table:style-name="Tableau1.A1" office:value-type="string">
            <text:p text:style-name="P27">Résultat observable</text:p>
          </table:table-cell>
        </table:table-row>
        <table:table-row>
          <table:table-cell table:style-name="Tableau1.A1" office:value-type="string">
            <text:p text:style-name="P41">1. <text:span text:style-name="T20">Felix : Execute</text:span></text:p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22">2. <text:span text:style-name="T20">Vue connexion : </text:span></text:p>
            <text:p text:style-name="P26">&lt;adresse&gt; ← <text:span text:style-name="T30">$adresse.defaut</text:span></text:p>
            <text:p text:style-name="P26">&lt;port&gt; ← <text:span text:style-name="T30">$port.defaut</text:span></text:p>
            <text:p text:style-name="P25">&lt;informations&gt; ← "Saisir l'adresse</text:p>
            <text:p text:style-name="P25">et le port du serveur chat."</text:p>
          </table:table-cell>
        </table:table-row>
        <table:table-row>
          <table:table-cell table:style-name="Tableau1.A5" office:value-type="string">
            <text:p text:style-name="P42"><text:span text:style-name="T13">3</text:span><text:span text:style-name="T8">.</text:span><text:span text:style-name="T2"> </text:span><text:span text:style-name="T14">Vue </text:span><text:span text:style-name="T15">Connexion</text:span><text:span text:style-name="T14">:</text:span></text:p>
            <text:p text:style-name="P44"><text:span text:style-name="T15">Clic</text:span><text:span text:style-name="T8"> → &lt;</text:span><text:span text:style-name="T12">bouton connexion</text:span><text:span text:style-name="T8">&gt;</text:span></text:p>
          </table:table-cell>
          <table:table-cell table:style-name="Tableau1.A5" office:value-type="string">
            <text:p text:style-name="P31"><text:span text:style-name="T8"/></text:p>
          </table:table-cell>
          <table:table-cell table:style-name="Tableau1.A5" office:value-type="string">
            <text:p text:style-name="P17"><text:span text:style-name="T34">4</text:span>. &lt;information&gt; ← <text:span text:style-name="T1">"Connexion au chat @</text:span>$adresse.<text:span text:style-name="T36">defaut:</text:span>$port.<text:span text:style-name="T36">defaut"</text:span></text:p>
          </table:table-cell>
        </table:table-row>
        <table:table-row>
          <table:table-cell table:style-name="Tableau1.A5" office:value-type="string">
            <text:p text:style-name="P42"/>
          </table:table-cell>
          <table:table-cell table:style-name="Tableau1.A5" office:value-type="string">
            <text:p text:style-name="P44"><text:span text:style-name="T9">5</text:span><text:span text:style-name="T8">. </text:span><text:span text:style-name="T14">Composant Félix</text:span><text:span text:style-name="T8">:</text:span></text:p>
            <text:p text:style-name="P33">requête TCP/IP à Camix ← </text:p>
            <text:p text:style-name="P33"><text:span text:style-name="T30">CONNECT</text:span> <text:span text:style-name="T31">@$adresse.defaut:$port.defaut</text:span></text:p>
          </table:table-cell>
          <table:table-cell table:style-name="Tableau1.A5" office:value-type="string">
            <text:p text:style-name="P17"><text:span text:style-name="T34">6</text:span>. <text:span text:style-name="T20">Vue Connexion : Fermeture</text:span></text:p>
            <text:p text:style-name="P17"><text:span text:style-name="T20"/></text:p>
            <text:p text:style-name="P21"><text:span text:style-name="T20">Vue Chat : Ouverture</text:span></text:p>
          </table:table-cell>
        </table:table-row>
        <table:table-row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42"><text:span text:style-name="T9">7</text:span><text:span text:style-name="T8">. </text:span><text:span text:style-name="T14">Composant Camix</text:span><text:span text:style-name="T8">:</text:span></text:p>
            <text:p text:style-name="P31"><text:span text:style-name="T31">Canal.canalParDefaut</text:span> ← (+)</text:p>
            <text:p text:style-name="P32"><text:span text:style-name="T31">Utilisateur</text:span> { </text:p>
            <text:p text:style-name="P36"><text:span text:style-name="T18"><text:s text:c="4"/>nom ← </text:span><text:span text:style-name="T19">"?"</text:span></text:p>
            <text:p text:style-name="P31">}</text:p>
          </table:table-cell>
          <table:table-cell table:style-name="Tableau1.A1" office:value-type="string">
            <text:p text:style-name="P16"><text:span text:style-name="T28"/></text:p>
          </table:table-cell>
        </table:table-row>
        <table:table-row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42"><text:span text:style-name="T9">8</text:span><text:span text:style-name="T8">. </text:span><text:span text:style-name="T14">Composant Camix:</text:span></text:p>
            <text:p text:style-name="P31">requête TCP/IP à Félix ← <text:span text:style-name="T31">Un utilisateur est arrivé dans le chat</text:span></text:p>
          </table:table-cell>
          <table:table-cell table:style-name="Tableau1.A1" office:value-type="string">
            <text:p text:style-name="P16"><text:span text:style-name="T25">9</text:span><text:span text:style-name="T21">. </text:span><text:span text:style-name="T22">Vue </text:span><text:span text:style-name="T21">Chat (autres utilisateurs)</text:span><text:span text:style-name="T22">: </text:span><text:span text:style-name="T26">&lt;messages&gt; + </text:span><text:span text:style-name="T28">"</text:span><text:span text:style-name="T26">* Un nouvel utilisateur est dans le chat (place publique ).</text:span><text:span text:style-name="T28">"</text:span></text:p>
          </table:table-cell>
        </table:table-row>
        <table:table-row>
          <table:table-cell table:style-name="Tableau1.A5" office:value-type="string">
            <text:p text:style-name="P15"/>
          </table:table-cell>
          <table:table-cell table:style-name="Tableau1.A5" office:value-type="string">
            <text:p text:style-name="P43"><text:span text:style-name="T9">10</text:span><text:span text:style-name="T8">. </text:span><text:span text:style-name="T14">Composant Camix:</text:span></text:p>
            <text:p text:style-name="P32">requête TCP/IP à Félix ← <text:span text:style-name="T31">affiche le message d’accueil</text:span></text:p>
          </table:table-cell>
          <table:table-cell table:style-name="Tableau1.A5" office:value-type="string">
            <text:p text:style-name="P16"><text:span text:style-name="T25">11</text:span><text:span text:style-name="T21">. </text:span><text:span text:style-name="T22">Vue </text:span><text:span text:style-name="T21">Chat (utilisateur)</text:span><text:span text:style-name="T22">: </text:span><text:span text:style-name="T26">&lt;messages&gt; + </text:span><text:span text:style-name="T28">"</text:span><text:span text:style-name="T26">* Taper /h pour avoir de l’aide sur les commandes du chat.</text:span><text:span text:style-name="T28">"</text:span></text:p>
          </table:table-cell>
        </table:table-row>
      </table:table>
      <text:p text:style-name="P11"/>
      <text:p text:style-name="P13">DT : $<text:span text:style-name="T36">adresse</text:span>.defaut = IP de camix, $port.defaut = port de Camix</text:p>
      <text:p text:style-name="P11"/>
      <text:p text:style-name="P11"/>
      <text:p text:style-name="P11"/>
      <text:p text:style-name="P11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>
          <table:table-cell table:style-name="Tableau2.A1" table:number-columns-spanned="3" office:value-type="string">
            <text:p text:style-name="P38"><text:span text:style-name="T3">Scénario : </text:span><text:span text:style-name="T5">Entrer dans le chat</text:span><text:span text:style-name="T4"> (</text:span><text:span text:style-name="T6">Variante : $port et $adresse valides</text:span><text:span text:style-name="T4">)</text:span></text:p>
          </table:table-cell>
          <table:covered-table-cell/>
          <table:covered-table-cell/>
        </table:table-row>
        <table:table-row>
          <table:table-cell table:style-name="Tableau2.A1" table:number-columns-spanned="3" office:value-type="string">
            <text:p text:style-name="P38"><text:span text:style-name="T3">Précondition : </text:span><text:span text:style-name="T4">Félix est lancé et connecté par TCP/IP à Camix</text:span></text:p>
          </table:table-cell>
          <table:covered-table-cell/>
          <table:covered-table-cell/>
        </table:table-row>
        <table:table-row>
          <table:table-cell table:style-name="Tableau2.A1" office:value-type="string">
            <text:p text:style-name="P28">Actions</text:p>
          </table:table-cell>
          <table:table-cell table:style-name="Tableau2.A1" office:value-type="string">
            <text:p text:style-name="P28">Résultats internes</text:p>
          </table:table-cell>
          <table:table-cell table:style-name="Tableau2.A1" office:value-type="string">
            <text:p text:style-name="P28">Résultat observable</text:p>
          </table:table-cell>
        </table:table-row>
        <table:table-row>
          <table:table-cell table:style-name="Tableau2.A1" office:value-type="string">
            <text:p text:style-name="P41">1. <text:span text:style-name="T20">Felix : Execute</text:span></text:p>
          </table:table-cell>
          <table:table-cell table:style-name="Tableau2.A1" office:value-type="string">
            <text:p text:style-name="P31"/>
          </table:table-cell>
          <table:table-cell table:style-name="Tableau2.A1" office:value-type="string">
            <text:p text:style-name="P22">2. <text:span text:style-name="T20">Vue connexion : </text:span></text:p>
            <text:p text:style-name="P26">&lt;adresse&gt; ← <text:span text:style-name="T30">$adresse.defaut</text:span></text:p>
            <text:p text:style-name="P26">&lt;port&gt; ← <text:span text:style-name="T30">$port.defaut</text:span></text:p>
            <text:p text:style-name="P25">&lt;informations&gt; ← "Saisir l'adresse</text:p>
            <text:p text:style-name="P25">et le port du serveur chat."</text:p>
          </table:table-cell>
        </table:table-row>
        <table:table-row>
          <table:table-cell table:style-name="Tableau2.A5" office:value-type="string">
            <text:p text:style-name="P8"><text:span text:style-name="T9">3</text:span><text:span text:style-name="T8">.</text:span><text:span text:style-name="T2"> </text:span><text:span text:style-name="T14">Vue </text:span><text:span text:style-name="T15">Connexion</text:span><text:span text:style-name="T14">:</text:span></text:p>
            <text:p text:style-name="P43"><text:span text:style-name="T16">Saisie</text:span><text:span text:style-name="T8"> </text:span><text:span text:style-name="T10">$adresse</text:span><text:span text:style-name="T17"> </text:span><text:span text:style-name="T8">→ </text:span><text:span text:style-name="T11">&lt;champ IP&gt;</text:span></text:p>
            <text:p text:style-name="P43"><text:span text:style-name="T16">Saisie</text:span><text:span text:style-name="T8"> </text:span><text:span text:style-name="T10">$port </text:span><text:span text:style-name="T8">→ </text:span><text:span text:style-name="T11">&lt;champ Port&gt;</text:span></text:p>
            <text:p text:style-name="P43"><text:span text:style-name="T11"/></text:p>
            <text:p text:style-name="P43"><text:span text:style-name="T9">4</text:span><text:span text:style-name="T8">.</text:span><text:span text:style-name="T2"> </text:span><text:span text:style-name="T14">Vue </text:span><text:span text:style-name="T15">Connexion</text:span><text:span text:style-name="T14">:</text:span></text:p>
            <text:p text:style-name="P43"><text:span text:style-name="T15">Clic</text:span><text:span text:style-name="T8"> → &lt;</text:span><text:span text:style-name="T12">bouton connexion</text:span><text:span text:style-name="T8">&gt;</text:span></text:p>
          </table:table-cell>
          <table:table-cell table:style-name="Tableau2.A5" office:value-type="string">
            <text:p text:style-name="P32"><text:span text:style-name="T8"/></text:p>
          </table:table-cell>
          <table:table-cell table:style-name="Tableau2.A5" office:value-type="string">
            <text:p text:style-name="P18"><text:span text:style-name="T34">5</text:span>. &lt;information&gt; ← <text:span text:style-name="T1">"Connexion au chat @</text:span>$adresse<text:span text:style-name="T1">:</text:span>$port<text:span text:style-name="T1">"</text:span></text:p>
          </table:table-cell>
        </table:table-row>
        <table:table-row>
          <table:table-cell table:style-name="Tableau2.A5" office:value-type="string">
            <text:p text:style-name="P43"/>
          </table:table-cell>
          <table:table-cell table:style-name="Tableau2.A5" office:value-type="string">
            <text:p text:style-name="P43"><text:span text:style-name="T9">6</text:span><text:span text:style-name="T8">. </text:span><text:span text:style-name="T14">Composant Félix</text:span><text:span text:style-name="T8">:</text:span></text:p>
            <text:p text:style-name="P32">requête TCP/IP à Camix ← </text:p>
            <text:p text:style-name="P32"><text:span text:style-name="T30">CONNECT</text:span> <text:span text:style-name="T31">@$adresse:$port</text:span></text:p>
          </table:table-cell>
          <table:table-cell table:style-name="Tableau2.A5" office:value-type="string">
            <text:p text:style-name="P17"><text:span text:style-name="T34">7</text:span>. <text:span text:style-name="T20">Vue Connexion : Fermeture</text:span></text:p>
            <text:p text:style-name="P17"><text:span text:style-name="T20"/></text:p>
            <text:p text:style-name="P21"><text:span text:style-name="T20">Vue Chat : Ouverture</text:span></text:p>
          </table:table-cell>
        </table:table-row>
        <table:table-row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43"><text:span text:style-name="T9">8.</text:span><text:span text:style-name="T8"> </text:span><text:span text:style-name="T14">Composant Camix</text:span><text:span text:style-name="T8">:</text:span></text:p>
            <text:p text:style-name="P32"><text:span text:style-name="T31">Canal.canalParDefaut</text:span> ← (+)</text:p>
            <text:p text:style-name="P32"><text:span text:style-name="T31">Utilisateur</text:span> { </text:p>
            <text:p text:style-name="P36"><text:span text:style-name="T18"><text:s text:c="4"/>nom ← </text:span><text:span text:style-name="T19">"?"</text:span></text:p>
            <text:p text:style-name="P32">}</text:p>
          </table:table-cell>
          <table:table-cell table:style-name="Tableau2.A1" office:value-type="string">
            <text:p text:style-name="P16"><text:span text:style-name="T28"/></text:p>
          </table:table-cell>
        </table:table-row>
        <table:table-row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43"><text:span text:style-name="T9">9</text:span><text:span text:style-name="T8">. </text:span><text:span text:style-name="T14">Composant Camix:</text:span></text:p>
            <text:p text:style-name="P32">requête TCP/IP à Félix ← <text:span text:style-name="T31">Un utilisateur est arrivé dans le chat</text:span></text:p>
          </table:table-cell>
          <table:table-cell table:style-name="Tableau2.A1" office:value-type="string">
            <text:p text:style-name="P16"><text:span text:style-name="T25">10.</text:span><text:span text:style-name="T21"> </text:span><text:span text:style-name="T22">Vue </text:span><text:span text:style-name="T21">Chat (autres utilisateurs)</text:span><text:span text:style-name="T22">: </text:span><text:span text:style-name="T26">&lt;messages&gt; + </text:span><text:span text:style-name="T28">"</text:span><text:span text:style-name="T26">* Un nouvel utilisateur est dans le chat (place publique ).</text:span><text:span text:style-name="T28">"</text:span></text:p>
          </table:table-cell>
        </table:table-row>
        <table:table-row>
          <table:table-cell table:style-name="Tableau2.A5" office:value-type="string">
            <text:p text:style-name="P16"/>
          </table:table-cell>
          <table:table-cell table:style-name="Tableau2.A5" office:value-type="string">
            <text:p text:style-name="P43"><text:span text:style-name="T9">11</text:span><text:span text:style-name="T8">. </text:span><text:span text:style-name="T14">Composant Camix:</text:span></text:p>
            <text:p text:style-name="P32">requête TCP/IP à Félix ← <text:span text:style-name="T31">affiche le message d’accueil</text:span></text:p>
          </table:table-cell>
          <table:table-cell table:style-name="Tableau2.A5" office:value-type="string">
            <text:p text:style-name="P16"><text:span text:style-name="T23">1</text:span><text:span text:style-name="T25">2</text:span><text:span text:style-name="T21">. </text:span><text:span text:style-name="T22">Vue </text:span><text:span text:style-name="T21">Chat (utilisateur)</text:span><text:span text:style-name="T22">: </text:span><text:span text:style-name="T26">&lt;messages&gt; + </text:span><text:span text:style-name="T28">"</text:span><text:span text:style-name="T26">* Taper /h pour avoir de l’aide sur les commandes du chat.</text:span><text:span text:style-name="T28">"</text:span></text:p>
          </table:table-cell>
        </table:table-row>
      </table:table>
      <text:p text:style-name="P14"/>
      <text:p text:style-name="P14"><text:span text:style-name="T35">DT : $adresse.defaut = IP de camix, $port.defaut = port de Camix, $adresse = un IP valide, $port = un port valide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table:number-columns-spanned="3" office:value-type="string">
            <text:p text:style-name="P39"><text:span text:style-name="T3">Scénario : </text:span><text:span text:style-name="T5">Entrer dans le chat</text:span><text:span text:style-name="T4"> (</text:span><text:span text:style-name="T7">Variante</text:span><text:span text:style-name="T6">: $adresse invalide</text:span><text:span text:style-name="T4">)</text:span></text:p>
          </table:table-cell>
          <table:covered-table-cell/>
          <table:covered-table-cell/>
        </table:table-row>
        <table:table-row>
          <table:table-cell table:style-name="Tableau3.A1" table:number-columns-spanned="3" office:value-type="string">
            <text:p text:style-name="P39"><text:span text:style-name="T3">Précondition : </text:span><text:span text:style-name="T4">Félix est lancé et connecté par TCP/IP à Camix</text:span></text:p>
          </table:table-cell>
          <table:covered-table-cell/>
          <table:covered-table-cell/>
        </table:table-row>
        <table:table-row>
          <table:table-cell table:style-name="Tableau3.A1" office:value-type="string">
            <text:p text:style-name="P29">Actions</text:p>
          </table:table-cell>
          <table:table-cell table:style-name="Tableau3.A1" office:value-type="string">
            <text:p text:style-name="P29">Résultats internes</text:p>
          </table:table-cell>
          <table:table-cell table:style-name="Tableau3.A1" office:value-type="string">
            <text:p text:style-name="P29">Résultat observable</text:p>
          </table:table-cell>
        </table:table-row>
        <table:table-row>
          <table:table-cell table:style-name="Tableau3.A1" office:value-type="string">
            <text:p text:style-name="P41">1. <text:span text:style-name="T20">Felix : Execute</text:span></text:p>
          </table:table-cell>
          <table:table-cell table:style-name="Tableau3.A1" office:value-type="string">
            <text:p text:style-name="P31"/>
          </table:table-cell>
          <table:table-cell table:style-name="Tableau3.A1" office:value-type="string">
            <text:p text:style-name="P22">2. <text:span text:style-name="T20">Vue connexion : </text:span></text:p>
            <text:p text:style-name="P25">&lt;adresse&gt; ← <text:span text:style-name="T36">$adresse.defaut</text:span></text:p>
            <text:p text:style-name="P25">&lt;port&gt; ← <text:span text:style-name="T36">$port.defaut</text:span></text:p>
            <text:p text:style-name="P25">&lt;informations&gt; ← "Saisir l'adresse</text:p>
            <text:p text:style-name="P25">et le port du serveur chat."</text:p>
          </table:table-cell>
        </table:table-row>
        <table:table-row>
          <table:table-cell table:style-name="Tableau3.A5" office:value-type="string">
            <text:p text:style-name="P9"><text:span text:style-name="T9">3</text:span><text:span text:style-name="T8">.</text:span><text:span text:style-name="T2"> </text:span><text:span text:style-name="T14">Vue </text:span><text:span text:style-name="T15">Connexion</text:span><text:span text:style-name="T14">:</text:span></text:p>
            <text:p text:style-name="P45"><text:span text:style-name="T16">Saisie</text:span><text:span text:style-name="T8"> </text:span><text:span text:style-name="T10">$adresse</text:span><text:span text:style-name="T8">→ </text:span><text:span text:style-name="T11">&lt;champ IP&gt;</text:span></text:p>
            <text:p text:style-name="P45"><text:span text:style-name="T11"/></text:p>
            <text:p text:style-name="P45"><text:span text:style-name="T9">4</text:span><text:span text:style-name="T8">.</text:span><text:span text:style-name="T2"> </text:span><text:span text:style-name="T14">Vue </text:span><text:span text:style-name="T15">Connexion</text:span><text:span text:style-name="T14">:</text:span></text:p>
            <text:p text:style-name="P45"><text:span text:style-name="T15">Clic</text:span><text:span text:style-name="T8"> → &lt;</text:span><text:span text:style-name="T12">bouton connexion</text:span><text:span text:style-name="T8">&gt;</text:span></text:p>
          </table:table-cell>
          <table:table-cell table:style-name="Tableau3.A5" office:value-type="string">
            <text:p text:style-name="P34"><text:span text:style-name="T8"/></text:p>
          </table:table-cell>
          <table:table-cell table:style-name="Tableau3.A5" office:value-type="string">
            <text:p text:style-name="P19"><text:span text:style-name="T34">5</text:span>. &lt;information&gt; ← <text:span text:style-name="T1">"Connexion au chat @</text:span>$adresse<text:span text:style-name="T1">:</text:span>$port.<text:span text:style-name="T36">defaut"</text:span></text:p>
          </table:table-cell>
        </table:table-row>
        <table:table-row>
          <table:table-cell table:style-name="Tableau3.A5" office:value-type="string">
            <text:p text:style-name="P45"/>
          </table:table-cell>
          <table:table-cell table:style-name="Tableau3.A5" office:value-type="string">
            <text:p text:style-name="P45"><text:span text:style-name="T9">6</text:span><text:span text:style-name="T8">. </text:span><text:span text:style-name="T14">Composant Félix</text:span><text:span text:style-name="T8">:</text:span></text:p>
            <text:p text:style-name="P34">requête TCP/IP à Camix ← </text:p>
            <text:p text:style-name="P34"><text:span text:style-name="T30">CONNECT</text:span> <text:span text:style-name="T31">@$adresse:$port.defaut</text:span></text:p>
          </table:table-cell>
          <table:table-cell table:style-name="Tableau3.A5" office:value-type="string">
            <text:p text:style-name="P23"><text:span text:style-name="T34">7. </text:span><text:span text:style-name="T22">Vue Connexion : </text:span><text:span text:style-name="T27">&lt;information&gt; ← "Connexion au chat @$adresse:$port.</text:span><text:span text:style-name="T29">defaut</text:span><text:span text:style-name="T27"> impossible."</text:span></text:p>
            <text:p text:style-name="P19"><text:span text:style-name="T27"/></text:p>
          </table:table-cell>
        </table:table-row>
      </table:table>
      <text:p text:style-name="P7"/>
      <text:p text:style-name="P7"/>
      <text:p text:style-name="P13">DT : $<text:span text:style-name="T36">adresse</text:span>.defaut = IP de camix, $port.defaut = port de Camix, $<text:span text:style-name="T36">adresse</text:span> ≠ IP de Camix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au4" table:style-name="Tableau4">
        <table:table-column table:style-name="Tableau4.A"/>
        <table:table-column table:style-name="Tableau4.B"/>
        <table:table-column table:style-name="Tableau4.C"/>
        <text:soft-page-break/>
        <table:table-row>
          <table:table-cell table:style-name="Tableau4.A1" table:number-columns-spanned="3" office:value-type="string">
            <text:p text:style-name="P40"><text:span text:style-name="T3">Scénario : </text:span><text:span text:style-name="T5">Entrer dans le chat</text:span><text:span text:style-name="T4"> (</text:span><text:span text:style-name="T7">Variante</text:span><text:span text:style-name="T6">: $port invalide</text:span><text:span text:style-name="T4">)</text:span></text:p>
          </table:table-cell>
          <table:covered-table-cell/>
          <table:covered-table-cell/>
        </table:table-row>
        <table:table-row>
          <table:table-cell table:style-name="Tableau4.A1" table:number-columns-spanned="3" office:value-type="string">
            <text:p text:style-name="P40"><text:span text:style-name="T3">Précondition : </text:span><text:span text:style-name="T4">Félix est lancé et connecté par TCP/IP à Camix</text:span></text:p>
          </table:table-cell>
          <table:covered-table-cell/>
          <table:covered-table-cell/>
        </table:table-row>
        <table:table-row>
          <table:table-cell table:style-name="Tableau4.A1" office:value-type="string">
            <text:p text:style-name="P30">Actions</text:p>
          </table:table-cell>
          <table:table-cell table:style-name="Tableau4.A1" office:value-type="string">
            <text:p text:style-name="P30">Résultats internes</text:p>
          </table:table-cell>
          <table:table-cell table:style-name="Tableau4.A1" office:value-type="string">
            <text:p text:style-name="P30">Résultat observable</text:p>
          </table:table-cell>
        </table:table-row>
        <table:table-row>
          <table:table-cell table:style-name="Tableau4.A1" office:value-type="string">
            <text:p text:style-name="P41">1. <text:span text:style-name="T20">Felix : Execute</text:span></text:p>
          </table:table-cell>
          <table:table-cell table:style-name="Tableau4.A1" office:value-type="string">
            <text:p text:style-name="P31"/>
          </table:table-cell>
          <table:table-cell table:style-name="Tableau4.A1" office:value-type="string">
            <text:p text:style-name="P22">2. <text:span text:style-name="T20">Vue connexion : </text:span></text:p>
            <text:p text:style-name="P25">&lt;adresse&gt; ← <text:span text:style-name="T35">$IP.defaut</text:span> </text:p>
            <text:p text:style-name="P25">&lt;port&gt; ← <text:span text:style-name="T35">$port.defaut</text:span></text:p>
            <text:p text:style-name="P25">&lt;informations&gt; ← "Saisir l'adresse</text:p>
            <text:p text:style-name="P25">et le port du serveur chat."</text:p>
          </table:table-cell>
        </table:table-row>
        <table:table-row>
          <table:table-cell table:style-name="Tableau4.A5" office:value-type="string">
            <text:p text:style-name="P10"><text:span text:style-name="T9">3</text:span><text:span text:style-name="T8">.</text:span><text:span text:style-name="T2"> </text:span><text:span text:style-name="T14">Vue </text:span><text:span text:style-name="T15">Connexion</text:span><text:span text:style-name="T14">:</text:span></text:p>
            <text:p text:style-name="P46"><text:span text:style-name="T16">Saisie</text:span><text:span text:style-name="T8"> </text:span><text:span text:style-name="T10">$port</text:span><text:span text:style-name="T8">→</text:span></text:p>
            <text:p text:style-name="P46"><text:span text:style-name="T11">&lt;champ Port&gt;</text:span></text:p>
            <text:p text:style-name="P46"><text:span text:style-name="T11"/></text:p>
            <text:p text:style-name="P46"><text:span text:style-name="T9">4</text:span><text:span text:style-name="T8">.</text:span><text:span text:style-name="T2"> </text:span><text:span text:style-name="T14">Vue </text:span><text:span text:style-name="T15">Connexion</text:span><text:span text:style-name="T14">:</text:span></text:p>
            <text:p text:style-name="P46"><text:span text:style-name="T15">Clic</text:span><text:span text:style-name="T8"> →</text:span></text:p>
            <text:p text:style-name="P46"><text:span text:style-name="T8">&lt;</text:span><text:span text:style-name="T12">bouton connexion</text:span><text:span text:style-name="T8">&gt;</text:span></text:p>
          </table:table-cell>
          <table:table-cell table:style-name="Tableau4.A5" office:value-type="string">
            <text:p text:style-name="P35"><text:span text:style-name="T8"/></text:p>
          </table:table-cell>
          <table:table-cell table:style-name="Tableau4.A5" office:value-type="string">
            <text:p text:style-name="P20"><text:span text:style-name="T34">5</text:span>. &lt;information&gt; ← <text:span text:style-name="T1">"Connexion au chat @</text:span>$adresse.<text:span text:style-name="T36">defaut:</text:span>$port<text:span text:style-name="T1">"</text:span></text:p>
          </table:table-cell>
        </table:table-row>
        <table:table-row>
          <table:table-cell table:style-name="Tableau4.A5" office:value-type="string">
            <text:p text:style-name="P46"/>
          </table:table-cell>
          <table:table-cell table:style-name="Tableau4.A5" office:value-type="string">
            <text:p text:style-name="P46"><text:span text:style-name="T9">6</text:span><text:span text:style-name="T8">. </text:span><text:span text:style-name="T14">Composant Félix</text:span><text:span text:style-name="T8">:</text:span></text:p>
            <text:p text:style-name="P35">requête TCP/IP à Camix ← </text:p>
            <text:p text:style-name="P35"><text:span text:style-name="T30">CONNECT</text:span> <text:span text:style-name="T31">@$adresse.defaut:$port</text:span></text:p>
          </table:table-cell>
          <table:table-cell table:style-name="Tableau4.A5" office:value-type="string">
            <text:p text:style-name="P24"><text:span text:style-name="T34">7. </text:span><text:span text:style-name="T22">Vue Connexion : </text:span><text:span text:style-name="T27">&lt;information&gt; ← "Connexion au chat @$adresse.</text:span><text:span text:style-name="T29">defaut</text:span><text:span text:style-name="T27">:$port impossible."</text:span></text:p>
            <text:p text:style-name="P20"><text:span text:style-name="T27"/></text:p>
          </table:table-cell>
        </table:table-row>
      </table:table>
      <text:p text:style-name="P12"/>
      <text:p text:style-name="P12">DT : $<text:span text:style-name="T36">adresse</text:span>.defaut = IP de camix, $port.defaut = port de Camix, $<text:span text:style-name="T36">port</text:span> ≠ <text:span text:style-name="T36">port</text:span> de Cami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ohit Devanagari1" svg:font-family="'Lohit Devanagari'"/>
    <style:font-face style:name="Roboto" svg:font-family="Roboto"/>
    <style:font-face style:name="sans-serif" svg:font-family="sans-serif"/>
    <style:font-face style:name="Sans-seriff" svg:font-family="Sans-seriff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09:44:46.952454479</meta:creation-date>
    <dc:date>2019-01-25T11:44:59.749605735</dc:date>
    <meta:editing-duration>PT37M18S</meta:editing-duration>
    <meta:editing-cycles>3</meta:editing-cycles>
    <meta:generator>LibreOffice/6.0.7.3$Linux_X86_64 LibreOffice_project/00m0$Build-3</meta:generator>
    <meta:document-statistic meta:table-count="4" meta:image-count="0" meta:object-count="0" meta:page-count="5" meta:paragraph-count="135" meta:word-count="835" meta:character-count="5282" meta:non-whitespace-character-count="4536"/>
  </office:meta>
</office:document-meta>
</file>